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32">
      <style:table-cell-properties fo:background-color="#ffffd7"/>
    </style:style>
    <style:style style:name="ce12" style:family="table-cell" style:parent-style-name="Default" style:data-style-name="N132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32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ext-properties fo:font-weight="bold" style:font-weight-asian="bold" style:font-weight-complex="bold"/>
    </style:style>
    <style:style style:name="ce152" style:family="table-cell" style:parent-style-name="Default" style:data-style-name="N132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2">
      <style:table-cell-properties fo:background-color="transparent"/>
    </style:style>
    <style:style style:name="ce1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32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32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38"/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725.96" calcext:value-type="float">
            <text:p>103.725,96</text:p>
          </table:table-cell>
          <table:table-cell table:style-name="ce103" table:formula="of:=[$'12'.E2]" office:value-type="float" office:value="-17211.34" calcext:value-type="float">
            <text:p>-17.21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6702.89" calcext:value-type="float">
            <text:p>6.702,89</text:p>
          </table:table-cell>
          <table:table-cell table:style-name="ce103" table:formula="of:=[$'12'.G2]" office:value-type="float" office:value="-13461.34" calcext:value-type="float">
            <text:p>-13.461,34</text:p>
          </table:table-cell>
          <table:table-cell table:style-name="ce109" table:formula="of:=[.E14]+[.F14]+[.G13]" office:value-type="float" office:value="221656.75" calcext:value-type="float">
            <text:p>221.656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564.05" calcext:value-type="float">
            <text:p>462.564,05</text:p>
          </table:table-cell>
          <table:table-cell table:style-name="ce12" table:formula="of:=SUM([.C3:.C14])" office:value-type="float" office:value="-263446.11" calcext:value-type="float">
            <text:p>-263.446,11</text:p>
          </table:table-cell>
          <table:table-cell table:style-name="ce17"/>
          <table:table-cell table:style-name="ce7" table:formula="of:=SUM([.E3:.E14])" office:value-type="float" office:value="530022.54" calcext:value-type="float">
            <text:p>530.022,54</text:p>
          </table:table-cell>
          <table:table-cell table:style-name="ce12" table:formula="of:=SUM([.F3:.F14])" office:value-type="float" office:value="-308365.79" calcext:value-type="float">
            <text:p>-308.365,79</text:p>
          </table:table-cell>
          <table:table-cell table:style-name="ce17" table:formula="of:=[.E15]+[.F15]" office:value-type="float" office:value="221656.75" calcext:value-type="float">
            <text:p>221.656,75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47.0041666667" calcext:value-type="float">
            <text:p>38.547,00</text:p>
          </table:table-cell>
          <table:table-cell table:style-name="ce105" table:formula="of:=[.C15]/[.A16]" office:value-type="float" office:value="-21953.8425" calcext:value-type="float">
            <text:p>-21.953,84</text:p>
          </table:table-cell>
          <table:table-cell table:style-name="ce105"/>
          <table:table-cell table:style-name="ce105" table:formula="of:=[.E15]/[.A16]" office:value-type="float" office:value="44168.545" calcext:value-type="float">
            <text:p>44.168,55</text:p>
          </table:table-cell>
          <table:table-cell table:style-name="ce105" table:formula="of:=[.F15]/[.A16]" office:value-type="float" office:value="-25697.1491666667" calcext:value-type="float">
            <text:p>-25.697,15</text:p>
          </table:table-cell>
          <table:table-cell table:style-name="ce105" table:formula="of:=[.G15]/[.A16]" office:value-type="float" office:value="18471.3958333333" calcext:value-type="float">
            <text:p>18.471,40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5])" office:value-type="float" office:value="-11695.35" calcext:value-type="float">
            <text:p>-11.695,35</text:p>
          </table:table-cell>
          <table:table-cell table:style-name="ce149" table:formula="of:=SUM([.F4:.F82])" office:value-type="float" office:value="102061.66" calcext:value-type="float">
            <text:p>102.061,66</text:p>
          </table:table-cell>
          <table:table-cell table:style-name="ce149" table:formula="of:=SUM([.G4:.G82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kalan bakiye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ce156"/>
          <table:table-cell table:style-name="ce175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4])" office:value-type="float" office:value="103725.96" calcext:value-type="float">
            <text:p>103.725,96</text:p>
          </table:table-cell>
          <table:table-cell table:style-name="ce149" table:formula="of:=SUM([.E11:.E91])" office:value-type="float" office:value="-17211.34" calcext:value-type="float">
            <text:p>-17.211,34</text:p>
          </table:table-cell>
          <table:table-cell table:style-name="ce149" table:formula="of:=SUM([.F11:.F89])" office:value-type="float" office:value="6702.89" calcext:value-type="float">
            <text:p>6.702,89</text:p>
          </table:table-cell>
          <table:table-cell table:style-name="ce135" table:formula="of:=SUM([.G11:.G89])" office:value-type="float" office:value="-13461.34" calcext:value-type="float">
            <text:p>-13.461,34</text:p>
          </table:table-cell>
          <table:table-cell table:style-name="ce149" table:formula="of:=[.F2]+[.G2]" office:value-type="float" office:value="-6758.45" calcext:value-type="float">
            <text:p>-6.758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2"/>
          <table:table-cell table:number-columns-repeated="2"/>
          <table:table-cell table:style-name="ce12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84"/>
          <table:table-cell table:number-columns-repeated="2"/>
          <table:table-cell table:style-name="ce12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4"/>
          <table:table-cell table:style-name="ce152" office:value-type="float" office:value="680" calcext:value-type="float">
            <text:p>680,00</text:p>
          </table:table-cell>
          <table:table-cell/>
          <table:table-cell table:style-name="ce12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2"/>
          <table:table-cell table:style-name="ce123" office:value-type="float" office:value="1400" calcext:value-type="float">
            <text:p>1.400,00</text:p>
          </table:table-cell>
          <table:table-cell/>
          <table:table-cell table:style-name="ce12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2"/>
          <table:table-cell table:style-name="ce123" office:value-type="float" office:value="295" calcext:value-type="float">
            <text:p>295,00</text:p>
          </table:table-cell>
          <table:table-cell/>
          <table:table-cell table:style-name="ce12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52"/>
          <table:table-cell table:style-name="ce123"/>
          <table:table-cell/>
          <table:table-cell table:style-name="ce123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2"/>
          <table:table-cell table:style-name="ce123" office:value-type="float" office:value="1680" calcext:value-type="float">
            <text:p>1.680,00</text:p>
          </table:table-cell>
          <table:table-cell/>
          <table:table-cell table:style-name="ce123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4"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52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52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2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23"/>
          <table:table-cell/>
          <table:table-cell table:style-name="ce123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23"/>
          <table:table-cell/>
          <table:table-cell table:style-name="ce123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6]+[.F27]+[.G27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7]+[.F28]+[.G28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8]+[.F29]+[.G29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5" table:number-columns-repeated="2"/>
          <table:table-cell table:style-name="ce152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7]+[.F38]+[.G38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8]+[.F39]+[.G39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9]+[.F40]+[.G4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40]+[.F41]+[.G41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43" office:value-type="string" calcext:value-type="string">
            <text:p>pervine iş ten havale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000" calcext:value-type="float">
            <text:p>-1.000,00</text:p>
          </table:table-cell>
          <table:table-cell table:style-name="ce123" table:formula="of:=[.H41]+[.F42]+[.G42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2]+[.F43]+[.G43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3]+[.F44]+[.G44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4]+[.F45]+[.G45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5]+[.F46]+[.G46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6]+[.F47]+[.G47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/>
          <table:table-cell table:style-name="ce123"/>
          <table:table-cell/>
          <table:table-cell table:style-name="ce123" table:formula="of:=[.H47]+[.F48]+[.G48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48]+[.F49]+[.G49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49]+[.F50]+[.G50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0]+[.F51]+[.G51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1]+[.F52]+[.G52]" office:value-type="float" office:value="-11579.95" calcext:value-type="float">
            <text:p>-11.579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2]+[.F53]+[.G53]" office:value-type="float" office:value="-11579.95" calcext:value-type="float">
            <text:p>-11.579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3]+[.F54]+[.G54]" office:value-type="float" office:value="-11579.95" calcext:value-type="float">
            <text:p>-11.57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4]+[.F55]+[.G55]" office:value-type="float" office:value="-11579.95" calcext:value-type="float">
            <text:p>-11.579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5]+[.F56]+[.G56]" office:value-type="float" office:value="-11579.95" calcext:value-type="float">
            <text:p>-11.57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6]+[.F57]+[.G57]" office:value-type="float" office:value="-11579.95" calcext:value-type="float">
            <text:p>-11.57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59:.D71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50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7])" office:value-type="float" office:value="10050" calcext:value-type="float">
            <text:p>10.050,00</text:p>
          </table:table-cell>
          <table:table-cell table:style-name="ce149" table:formula="of:=SUM([.E8:.E104])" office:value-type="float" office:value="-16616.99" calcext:value-type="float">
            <text:p>-16.616,99</text:p>
          </table:table-cell>
          <table:table-cell table:style-name="ce149" table:formula="of:=SUM([.F8:.F102])" office:value-type="float" office:value="0" calcext:value-type="float">
            <text:p>0,00</text:p>
          </table:table-cell>
          <table:table-cell table:style-name="ce149" table:formula="of:=SUM([.G8:.G102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9" calcext:value-type="date">
            <text:p>29.11.2022</text:p>
          </table:table-cell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30" calcext:value-type="date">
            <text:p>30.11.2022</text:p>
          </table:table-cell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erenler 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8" calcext:value-type="date">
            <text:p>08.12.2022</text:p>
          </table:table-cell>
          <table:table-cell table:style-name="ce145" office:value-type="string" calcext:value-type="string">
            <text:p>yunus</text:p>
          </table:table-cell>
          <table:table-cell table:style-name="ce145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9" calcext:value-type="date">
            <text:p>09.12.2022</text:p>
          </table:table-cell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93" office:value-type="string" calcext:value-type="string">
            <text:p>erenler pide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44])" office:value-type="float" office:value="10050" calcext:value-type="float">
            <text:p>10.050,00</text:p>
          </table:table-cell>
          <table:table-cell table:style-name="ce149" table:formula="of:=SUM([.E8:.E81])" office:value-type="float" office:value="-14050.74" calcext:value-type="float">
            <text:p>-14.050,74</text:p>
          </table:table-cell>
          <table:table-cell table:style-name="ce149" table:formula="of:=SUM([.F8:.F79])" office:value-type="float" office:value="5" calcext:value-type="float">
            <text:p>5,00</text:p>
          </table:table-cell>
          <table:table-cell table:style-name="ce149" table:formula="of:=SUM([.G8:.G79])" office:value-type="float" office:value="0" calcext:value-type="float">
            <text:p>0,00</text:p>
          </table:table-cell>
          <table:table-cell table:style-name="ce149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number number:decimal-places="11" number:min-decimal-places="11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5">
      <number:number number:decimal-places="4" number:min-decimal-places="4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number number:decimal-places="3" number:min-decimal-places="3" number:min-integer-digits="1"/>
    </number:number-style>
    <number:number-style style:name="N112P0" style:volatile="true">
      <number:text>-</number:text>
      <number:number number:decimal-places="2" number:min-decimal-places="2" number:min-integer-digits="1" number:grouping="true"/>
    </number:number-style>
    <number:number-style style:name="N11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text>-</number:text>
      <number:number number:decimal-places="2" number:min-decimal-places="2" number:min-integer-digits="1" number:grouping="true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/>
      <number:text>.</number:text>
      <number:month number:textual="true"/>
    </number:date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2" style:volatile="true" number:language="tr" number:country="TR">
      <number:text> </number:text>
      <number:fill-character> </number:fill-character>
      <number:text>- TL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tr" number:country="TR">
      <number:day/>
      <number:text>. </number:text>
      <number:month number:textual="true"/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16" number:language="tr" number:country="TR">
      <number:month number:textual="true"/>
      <number:text>.</number:text>
      <number:year/>
    </number:date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number-style style:name="N1014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3P0"/>
    </number:number-style>
    <number:currency-style style:name="N1011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2H30M50S</meta:editing-duration>
    <meta:editing-cycles>110</meta:editing-cycles>
    <meta:generator>LibreOffice/7.3.7.2$Linux_X86_64 LibreOffice_project/30$Build-2</meta:generator>
    <dc:date>2022-12-12T17:10:12.994888581</dc:date>
    <meta:document-statistic meta:table-count="16" meta:cell-count="2477" meta:object-count="0"/>
  </office:meta>
</office:document-meta>
</file>